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83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2.8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blank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ce2"/>
        <table:table-column table:style-name="co4" table:default-cell-style-name="Default"/>
        <table:table-column table:style-name="co5" table:default-cell-style-name="ce6"/>
        <table:table-row table:style-name="ro1">
          <table:table-cell office:value-type="string" calcext:value-type="string">
            <text:p>Scott #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table:style-name="ce4" office:value-type="date" office:date-value="1954-01-04" calcext:value-type="date">
            <text:p>01/04/54</text:p>
          </table:table-cell>
          <table:table-cell office:value-type="string" calcext:value-type="string">
            <text:p>25fr</text:p>
          </table:table-cell>
          <table:table-cell office:value-type="string" calcext:value-type="string">
            <text:p>dk. grn &amp; choc.</text:p>
          </table:table-cell>
          <table:table-cell office:value-type="string" calcext:value-type="string">
            <text:p>Eugene Milion</text:p>
          </table:table-cell>
        </table:table-row>
        <table:table-row table:style-name="ro1" table:number-rows-repeated="9">
          <table:table-cell table:style-name="Default" table:number-columns-repeated="4"/>
          <table:table-cell/>
          <table:table-cell table:style-name="Default"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992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ce2"/>
        <table:table-column table:style-name="co4" table:default-cell-style-name="Default"/>
        <table:table-column table:style-name="co5" table:default-cell-style-name="ce6"/>
        <table:table-row table:style-name="ro1">
          <table:table-cell office:value-type="string" calcext:value-type="string">
            <text:p>Scott #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table:style-name="ce4" office:value-type="date" office:date-value="1992-05-28" calcext:value-type="date">
            <text:p>05/28/92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strip of 3</text:p>
          </table:table-cell>
          <table:table-cell office:value-type="string" calcext:value-type="string">
            <text:p>Mt. Ararat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2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431A</text:p>
          </table:table-cell>
          <table:table-cell table:style-name="ce2"/>
          <table:table-cell table:number-columns-repeated="3"/>
          <table:table-cell table:style-name="Default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2"/>
          <table:table-cell table:number-columns-repeated="3"/>
          <table:table-cell table:style-name="Default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2"/>
          <table:table-cell office:value-type="string" calcext:value-type="string">
            <text:p>1992-199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2"/>
          <table:table-cell office:value-type="string" calcext:value-type="string">
            <text:p>1992-199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2"/>
          <table:table-cell office:value-type="string" calcext:value-type="string">
            <text:p>1992-199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2"/>
          <table:table-cell office:value-type="string" calcext:value-type="string">
            <text:p>1992-199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2"/>
          <table:table-cell office:value-type="string" calcext:value-type="string">
            <text:p>1992-199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1992-1993</text:p>
          </table:table-cell>
          <table:table-cell office:value-type="string" calcext:value-type="string">
            <text:p>5r</text:p>
          </table:table-cell>
          <table:table-cell office:value-type="string" calcext:value-type="string">
            <text:p>brown black</text:p>
          </table:table-cell>
          <table:table-cell table:style-name="Default" office:value-type="string" calcext:value-type="string">
            <text:p>UPU emblem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1992-1993</text:p>
          </table:table-cell>
          <table:table-cell table:number-columns-repeated="3"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993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ce2"/>
        <table:table-column table:style-name="co4" table:default-cell-style-name="Default"/>
        <table:table-column table:style-name="co5" table:default-cell-style-name="ce6"/>
        <table:table-row table:style-name="ro1">
          <table:table-cell office:value-type="string" calcext:value-type="string">
            <text:p>Scott #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table:style-name="ce4" office:value-type="date" office:date-value="1954-01-04" calcext:value-type="date">
            <text:p>01/04/54</text:p>
          </table:table-cell>
          <table:table-cell office:value-type="string" calcext:value-type="string">
            <text:p>25fr</text:p>
          </table:table-cell>
          <table:table-cell office:value-type="string" calcext:value-type="string">
            <text:p>dk. grn &amp; choc.</text:p>
          </table:table-cell>
          <table:table-cell office:value-type="string" calcext:value-type="string">
            <text:p>Eugene Milion</text:p>
          </table:table-cell>
        </table:table-row>
        <table:table-row table:style-name="ro1" table:number-rows-repeated="9">
          <table:table-cell table:style-name="Default" table:number-columns-repeated="4"/>
          <table:table-cell/>
          <table:table-cell table:style-name="Default"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13:23:14.0704094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3T13:23:14.849112666</meta:creation-date>
    <meta:editing-duration>PT4M27S</meta:editing-duration>
    <meta:editing-cycles>4</meta:editing-cycles>
    <meta:generator>LibreOffice/6.4.6.2$Linux_X86_64 LibreOffice_project/40$Build-2</meta:generator>
    <dc:title>Inventory</dc:title>
    <dc:date>2021-02-13T13:38:22.817060543</dc:date>
    <meta:document-statistic meta:table-count="3" meta:cell-count="54" meta:object-count="0"/>
    <meta:template xlink:type="simple" xlink:actuate="onRequest" xlink:title="Inventory" xlink:href="../../../../../Templates/Inventory1.ots" meta:date="2021-02-13T13:23:14.106787784"/>
  </office:meta>
</office:document-meta>
</file>